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gacy Code:</text:p>
      <text:p text:style-name="P1"><text:span text:style-name="T1"><text:tab/>-Code der lange nicht verändert wurde</text:span></text:p>
      <text:p text:style-name="P1"><text:span text:style-name="T1"><text:tab/>- wo man nicht genau weiß wies implementiert is</text:span></text:p>
      <text:p text:style-name="P1"><text:span text:style-name="T1"><text:tab/></text:span><text:span text:style-name="T2">Seam:</text:span></text:p>
      <text:p text:style-name="P1"><text:span text:style-name="T3"><text:tab/><text:tab/>-modifies program without midifieing code</text:span></text:p>
      <text:p text:style-name="P2"><text:span text:style-name="T1">Certain Tests:</text:span></text:p>
      <text:p text:style-name="P2"><text:span text:style-name="T3"><text:tab/>Sensing:</text:span></text:p>
      <text:p text:style-name="P2"><text:span text:style-name="T3"><text:tab/><text:tab/>-check or verify effects of code</text:span></text:p>
      <text:p text:style-name="P2"><text:span text:style-name="T3"><text:tab/><text:tab/>- damit man weiß so verhält sich die software gerade</text:span></text:p>
      <text:p text:style-name="P2"><text:span text:style-name="T3"><text:tab/>Seperation:</text:span></text:p>
      <text:p text:style-name="P2"><text:span text:style-name="T3"><text:tab/><text:tab/>-Teil des codes separieren</text:span></text:p>
      <text:p text:style-name="P2"><text:span text:style-name="T3">adding changes:</text:span></text:p>
      <text:p text:style-name="P2"><text:span text:style-name="T3"><text:tab/>-write characterization tests</text:span></text:p>
      <text:p text:style-name="P2"><text:span text:style-name="T3"><text:tab/>-refactor (minimal – ideal mit hilfe der IDE)</text:span></text:p>
      <text:p text:style-name="P2"><text:span text:style-name="T3"><text:tab/>-make changes</text:span></text:p>
      <text:p text:style-name="P2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20:56.12</meta:creation-date>
    <meta:document-statistic meta:table-count="0" meta:image-count="0" meta:object-count="0" meta:page-count="1" meta:paragraph-count="16" meta:word-count="62" meta:character-count="404"/>
    <dc:date>2014-01-10T12:37:42.82</dc:date>
    <meta:editing-duration>PT1M36S</meta:editing-duration>
    <meta:editing-cycles>1</meta:editing-cycles>
    <meta:generator>OpenOffice.org/3.4.1$Win32 OpenOffice.org_project/341m1$Build-9593</meta:generator>
  </office:meta>
</office:document-meta>
</file>